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3.5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1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introduction to MT evaluation</text:p>
          </table:table-cell>
          <table:table-cell office:value-type="string" calcext:value-type="string">
            <text:p>Florence Reeder</text:p>
          </table:table-cell>
          <table:table-cell/>
          <table:table-cell office:value-type="string" calcext:value-type="string">
            <text:p>http://www.mt-archive.info/00/MTEval-2001-Reeder-1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mping off points: ideas of possible tasks</text:p>
          </table:table-cell>
          <table:table-cell office:value-type="string" calcext:value-type="string">
            <text:p>Florence Reeder</text:p>
          </table:table-cell>
          <table:table-cell/>
          <table:table-cell office:value-type="string" calcext:value-type="string">
            <text:p>http://www.mt-archive.info/00/MTEval-2001-Reeder-2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rules of engagement: desired output of workshop teams</text:p>
          </table:table-cell>
          <table:table-cell office:value-type="string" calcext:value-type="string">
            <text:p>Florence Reeder</text:p>
          </table:table-cell>
          <table:table-cell/>
          <table:table-cell office:value-type="string" calcext:value-type="string">
            <text:p>http://www.mt-archive.info/00/MTEval-2001-Reeder-3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ACL Workshop on MTE, June 3, 2001</text:p>
          </table:table-cell>
          <table:table-cell office:value-type="string" calcext:value-type="string">
            <text:p>Florence Reeder</text:p>
          </table:table-cell>
          <table:table-cell/>
          <table:table-cell office:value-type="string" calcext:value-type="string">
            <text:p>http://www.mt-archive.info/00/MTEval-2001-Reeder-4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’ words: points for discussion</text:p>
          </table:table-cell>
          <table:table-cell office:value-type="string" calcext:value-type="string">
            <text:p>Florence Reeder</text:p>
          </table:table-cell>
          <table:table-cell/>
          <table:table-cell office:value-type="string" calcext:value-type="string">
            <text:p>http://www.mt-archive.info/00/MTEval-2001-Reeder-5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ards work related to evaluation .</text:p>
          </table:table-cell>
          <table:table-cell office:value-type="string" calcext:value-type="string">
            <text:p>Maghi King</text:p>
          </table:table-cell>
          <table:table-cell office:value-type="string" calcext:value-type="string">
            <text:p>http://www.mt-archive.info/00/MTEval-2001-K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evaluation: the DARPA measures and MT proficiency scale</text:p>
          </table:table-cell>
          <table:table-cell office:value-type="string" calcext:value-type="string">
            <text:p>John White</text:p>
          </table:table-cell>
          <table:table-cell/>
          <table:table-cell office:value-type="string" calcext:value-type="string">
            <text:p>http://www.mt-archive.info/00/MTEval-2001-White-1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l framework for NLP evaluation .</text:p>
          </table:table-cell>
          <table:table-cell office:value-type="string" calcext:value-type="string">
            <text:p>Andrei Popescu-Be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tative conclusion of the workshop .</text:p>
          </table:table-cell>
          <table:table-cell office:value-type="string" calcext:value-type="string">
            <text:p>Andrei Popescu-Bel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luating an MT French/English system.</text:p>
          </table:table-cell>
          <table:table-cell office:value-type="string" calcext:value-type="string">
            <text:p>Widad Mustafa El Hadi and Ismaël Timimi and Marianne Dabbadie</text:p>
          </table:table-cell>
          <table:table-cell table:style-name="Default"/>
          <table:table-cell table:style-name="ce4" office:value-type="string" calcext:value-type="string">
            <text:p>http://www.mt-archive.info/00/MTEval-2001-Mustaf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ative evaluation of the linguistic output of MT systems for translation and non-translation purposes.</text:p>
          </table:table-cell>
          <table:table-cell office:value-type="string" calcext:value-type="string">
            <text:p>Marie-Jo Astre and Anna Civil and Francine Braun-Chen and Marianne Starlander and Elia Yuste</text:p>
          </table:table-cell>
          <table:table-cell/>
          <table:table-cell office:value-type="string" calcext:value-type="string">
            <text:p>http://www.mt-archive.info/00/MTEval-2001-Astre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tative evaluation of machine translation systems: sentence level.</text:p>
          </table:table-cell>
          <table:table-cell office:value-type="string" calcext:value-type="string">
            <text:p>Palmira Marrafa and António Ribeiro</text:p>
          </table:table-cell>
          <table:table-cell table:style-name="Default"/>
          <table:table-cell table:style-name="ce5" office:value-type="string" calcext:value-type="string">
            <text:p>http://www.mt-archive.info/00/MTEval-2001-Marraf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MT fluency from IE precision and recall.</text:p>
          </table:table-cell>
          <table:table-cell table:style-name="ce2" office:value-type="string" calcext:value-type="string">
            <text:p>Tony Hartley and Martin Rajman</text:p>
          </table:table-cell>
          <table:table-cell table:style-name="Default"/>
          <table:table-cell table:style-name="ce6" office:value-type="string" calcext:value-type="string">
            <text:p>http://www.mt-archive.info/00/MTEval-2001-Hartley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an MT system without knowledge of the source language.</text:p>
          </table:table-cell>
          <table:table-cell office:value-type="string" calcext:value-type="string">
            <text:p>Donna M.Gates and Josemina Magdalen and Keith Miller and Nancy L.Underwood</text:p>
          </table:table-cell>
          <table:table-cell table:style-name="Default"/>
          <table:table-cell table:style-name="ce7" office:value-type="string" calcext:value-type="string">
            <text:p>http://www.mt-archive.info/00/MTEval-2001-Gate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the operational benefit of using machine translation output as translation memory input in the translation process of software documentation.</text:p>
          </table:table-cell>
          <table:table-cell office:value-type="string" calcext:value-type="string">
            <text:p>Christine Bruckner and Mirko Plitt</text:p>
          </table:table-cell>
          <table:table-cell table:style-name="ce3" office:value-type="string" calcext:value-type="string">
            <text:p>http://www.mt-archive.info/00/MTEval-2001-Bruckner.pdf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rrelation of translation phenomena and fidelity measures.</text:p>
          </table:table-cell>
          <table:table-cell office:value-type="string" calcext:value-type="string">
            <text:p>John White and Monika Forner</text:p>
          </table:table-cell>
          <table:table-cell table:style-name="Default"/>
          <table:table-cell table:style-name="ce8" office:value-type="string" calcext:value-type="string">
            <text:p>http://www.mt-archive.info/00/MTEval-2001-White-2.pdf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1.other'.A1:'2001.other'.AMJ10 '2001.other'.A18:'2001.other'.AMJ1048576 '2001.other'.A11:'2001.other'.B11 '2001.other'.E11:'2001.other'.AMJ16 '2001.other'.A12:'2001.other'.D12 '2001.other'.A13:'2001.other'.B13 '2001.other'.A14:'2001.other'.A14 '2001.other'.A15:'2001.other'.B17 '2001.other'.E17:'2001.other'.AMJ17">
            <calcext:condition calcext:apply-style-name="Accent" calcext:value="duplicate" calcext:base-cell-address="'2001.other'.A1"/>
          </calcext:conditional-format>
          <calcext:conditional-format calcext:target-range-address="'2001.other'.D11:'2001.other'.D11">
            <calcext:condition calcext:apply-style-name="Accent" calcext:value="duplicate" calcext:base-cell-address="'2001.other'.D11"/>
          </calcext:conditional-format>
          <calcext:conditional-format calcext:target-range-address="'2001.other'.D13:'2001.other'.D13">
            <calcext:condition calcext:apply-style-name="Accent" calcext:value="duplicate" calcext:base-cell-address="'2001.other'.D13"/>
          </calcext:conditional-format>
          <calcext:conditional-format calcext:target-range-address="'2001.other'.B14:'2001.other'.B14">
            <calcext:condition calcext:apply-style-name="Accent" calcext:value="duplicate" calcext:base-cell-address="'2001.other'.B14"/>
          </calcext:conditional-format>
          <calcext:conditional-format calcext:target-range-address="'2001.other'.D14:'2001.other'.D14">
            <calcext:condition calcext:apply-style-name="Accent" calcext:value="duplicate" calcext:base-cell-address="'2001.other'.D14"/>
          </calcext:conditional-format>
          <calcext:conditional-format calcext:target-range-address="'2001.other'.D15:'2001.other'.D15">
            <calcext:condition calcext:apply-style-name="Accent" calcext:value="duplicate" calcext:base-cell-address="'2001.other'.D15"/>
          </calcext:conditional-format>
          <calcext:conditional-format calcext:target-range-address="'2001.other'.C16:'2001.other'.C16">
            <calcext:condition calcext:apply-style-name="Accent" calcext:value="duplicate" calcext:base-cell-address="'2001.other'.C16"/>
          </calcext:conditional-format>
          <calcext:conditional-format calcext:target-range-address="'2001.other'.D17:'2001.other'.D17">
            <calcext:condition calcext:apply-style-name="Accent" calcext:value="duplicate" calcext:base-cell-address="'2001.other'.D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6:23:46.293392266</dc:date>
    <meta:editing-duration>PT7M57S</meta:editing-duration>
    <meta:editing-cycles>1</meta:editing-cycles>
    <meta:document-statistic meta:table-count="1" meta:cell-count="53" meta:object-count="0"/>
    <meta:generator>LibreOffice/6.0.7.3$Linux_X86_64 LibreOffice_project/00m0$Build-3</meta:generator>
  </office:meta>
</office:document-meta>
</file>